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7cm" fo:min-width="0.3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6pt" style:text-underline-style="solid" style:text-underline-width="auto" style:text-underline-color="font-color" style:font-size-asian="26pt" style:font-size-complex="26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1.905cm" svg:x="3.159cm" svg:y="5.445cm">
          <text:p text:style-name="P1"><text:span text:style-name="T1">Bàn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826cm" svg:height="1.524cm" svg:x="19.796cm" svg:y="5.572cm">
          <text:p text:style-name="P1"><text:span text:style-name="T1">Hóa đơn 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826cm" svg:height="2.54cm" svg:x="1.508cm" svg:y="0.492cm">
          <text:p text:style-name="P1"><text:span text:style-name="T2">IDB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699cm" svg:y1="5.445cm" svg:x2="3.794cm" svg:y2="3.032cm">
          <text:p/>
        </draw:line>
        <draw:custom-shape draw:style-name="gr1" draw:text-style-name="P3" draw:layer="layout" svg:width="4.826cm" svg:height="2.286cm" svg:x="13.954cm" svg:y="1.508cm">
          <text:p text:style-name="P1"><text:span text:style-name="T2">IDHoaD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5cm" svg:height="2.54cm" svg:x="3.667cm" svg:y="16.875cm">
          <text:p text:style-name="P1"><text:span text:style-name="T1"/></text:p>
          <text:p text:style-name="P1"><text:span text:style-name="T2">IDMon</text:span>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191cm" svg:height="1.905cm" svg:x="8.747cm" svg:y="17.383cm">
          <text:p text:style-name="P1"><text:span text:style-name="T1">Tên M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445cm" svg:height="1.905cm" svg:x="10.525cm" svg:y="12.811cm">
          <text:p text:style-name="P1"><text:span text:style-name="T1">Món ă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159cm" svg:x="18.653cm" svg:y="17.51cm">
          <text:p text:style-name="P1"><text:span text:style-name="T1">Giá tiề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953cm" svg:y1="16.875cm" svg:x2="12.684cm" svg:y2="14.716cm">
          <text:p/>
        </draw:line>
        <draw:line draw:style-name="gr3" draw:text-style-name="P1" draw:layer="layout" svg:x1="11.16cm" svg:y1="17.383cm" svg:x2="12.684cm" svg:y2="14.716cm">
          <text:p/>
        </draw:line>
        <draw:line draw:style-name="gr3" draw:text-style-name="P1" draw:layer="layout" svg:x1="20.431cm" svg:y1="17.51cm" svg:x2="12.684cm" svg:y2="14.716cm">
          <text:p/>
        </draw:line>
        <draw:custom-shape draw:style-name="gr1" draw:text-style-name="P2" draw:layer="layout" svg:width="2.54cm" svg:height="2.54cm" svg:x="12.811cm" svg:y="5.191cm">
          <text:p text:style-name="P1"><text:span text:style-name="T1">Có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8.493cm" svg:y1="6.461cm" svg:x2="12.811cm" svg:y2="6.461cm">
          <text:p/>
        </draw:line>
        <draw:line draw:style-name="gr3" draw:text-style-name="P1" draw:layer="layout" svg:x1="15.351cm" svg:y1="6.461cm" svg:x2="19.669cm" svg:y2="6.461cm">
          <text:p/>
        </draw:line>
        <draw:frame draw:style-name="gr4" draw:text-style-name="P4" draw:layer="layout" svg:width="0.889cm" svg:height="1.047cm" svg:x="8.493cm" svg:y="5.445cm">
          <draw:text-box draw:corner-radius="0.381cm">
            <text:p><text:span text:style-name="T3">1</text:span></text:p>
          </draw:text-box>
        </draw:frame>
        <draw:frame draw:style-name="gr5" draw:text-style-name="P4" draw:layer="layout" svg:width="0.896cm" svg:height="1.143cm" svg:x="18.773cm" svg:y="5.518cm">
          <draw:text-box>
            <text:p><text:span text:style-name="T3">1</text:span></text:p>
          </draw:text-box>
        </draw:frame>
        <draw:custom-shape draw:style-name="gr1" draw:text-style-name="P2" xml:id="id2" draw:id="id2" draw:layer="layout" svg:width="2.27cm" svg:height="2.151cm" svg:x="16.129cm" svg:y="9.009cm">
          <text:p text:style-name="P1"><text:span text:style-name="T1">Có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5.969cm" svg:height="2.667cm" svg:x="6.588cm" svg:y="1cm">
          <text:p text:style-name="P1"><text:span text:style-name="T1">Số lượng </text:span></text:p>
          <text:p text:style-name="P1"><text:span text:style-name="T1">chỗ ngồ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382cm" svg:y1="3.794cm" svg:x2="5.572cm" svg:y2="5.445cm">
          <text:p/>
        </draw:line>
        <draw:connector draw:style-name="gr3" draw:text-style-name="P1" draw:layer="layout" draw:type="curve" svg:x1="22.209cm" svg:y1="7.096cm" svg:x2="17.264cm" svg:y2="9.009cm" draw:start-shape="id1" draw:start-glue-point="2" draw:end-shape="id2" draw:end-glue-point="4" svg:d="M22209 7096c0 1434-4945 478-4945 1913" svg:viewBox="0 0 4946 1914">
          <text:p/>
        </draw:connector>
        <draw:connector draw:style-name="gr3" draw:text-style-name="P1" draw:layer="layout" draw:type="curve" svg:x1="12.747cm" svg:y1="12.811cm" svg:x2="17.264cm" svg:y2="11.16cm" draw:start-shape="id3" draw:start-glue-point="0" draw:end-shape="id2" draw:end-glue-point="6" svg:d="M12747 12811c0-1239 4517-414 4517-1651" svg:viewBox="0 0 4518 1652">
          <text:p/>
        </draw:connector>
        <draw:frame draw:style-name="gr6" draw:text-style-name="P4" draw:layer="layout" svg:width="0.896cm" svg:height="1.047cm" svg:x="21.963cm" svg:y="6.977cm">
          <draw:text-box>
            <text:p><text:span text:style-name="T3">n</text:span></text:p>
          </draw:text-box>
        </draw:frame>
        <draw:frame draw:style-name="gr6" draw:text-style-name="P4" draw:layer="layout" svg:width="0.896cm" svg:height="1.047cm" svg:x="12.03cm" svg:y="11.93cm">
          <draw:text-box>
            <text:p><text:span text:style-name="T3">n</text:span></text:p>
          </draw:text-box>
        </draw:frame>
        <draw:line draw:style-name="gr3" draw:text-style-name="P1" draw:layer="layout" svg:x1="22.463cm" svg:y1="5.572cm" svg:x2="16.113cm" svg:y2="3.794cm">
          <text:p/>
        </draw:line>
        <draw:custom-shape draw:style-name="gr1" draw:text-style-name="P2" draw:layer="layout" svg:width="4.699cm" svg:height="2.032cm" svg:x="19.288cm" svg:y="1.381cm">
          <text:p text:style-name="P1"><text:span text:style-name="T1">Ngày gi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463cm" svg:y1="5.572cm" svg:x2="22.082cm" svg:y2="3.413cm">
          <text:p/>
        </draw:line>
        <draw:custom-shape draw:style-name="gr1" draw:text-style-name="P2" draw:layer="layout" svg:width="5.207cm" svg:height="2.794cm" svg:x="-3.953cm" svg:y="0.492cm">
          <text:p text:style-name="P1"><text:span text:style-name="T1"><text:s/></text:span><text:span text:style-name="T1">Trạng thá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-1.032cm" svg:y1="3.286cm" svg:x2="5.826cm" svg:y2="5.445cm">
          <text:p/>
        </draw:line>
        <draw:custom-shape draw:style-name="gr1" draw:text-style-name="P2" draw:layer="layout" svg:width="5.207cm" svg:height="2.794cm" svg:x="23.479cm" svg:y="17.129cm">
          <text:p text:style-name="P1"><text:span text:style-name="T1"><text:s/></text:span><text:span text:style-name="T1">Trạng thá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811cm" svg:y1="14.716cm" svg:x2="25.511cm" svg:y2="17.129cm">
          <text:p/>
        </draw:line>
        <draw:custom-shape draw:style-name="gr1" draw:text-style-name="P2" draw:layer="layout" svg:width="5.207cm" svg:height="2.794cm" svg:x="20.558cm" svg:y="9.382cm">
          <text:p text:style-name="P1"><text:span text:style-name="T1">Số lượ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399cm" svg:y1="10.017cm" svg:x2="20.558cm" svg:y2="10.525cm">
          <text:p/>
        </draw:line>
        <draw:custom-shape draw:style-name="gr1" draw:text-style-name="P2" draw:layer="layout" svg:width="4.318cm" svg:height="2.286cm" svg:x="24.495cm" svg:y="1.254cm">
          <text:p text:style-name="P1"><text:span text:style-name="T1">Tổng tiề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2.463cm" svg:y1="5.572cm" svg:x2="26.4cm" svg:y2="3.54cm">
          <text:p/>
        </draw:line>
        <draw:custom-shape draw:style-name="gr1" draw:text-style-name="P3" draw:layer="layout" svg:width="5.334cm" svg:height="2.667cm" svg:x="28.305cm" svg:y="2.778cm">
          <text:p text:style-name="P1"><text:span text:style-name="T2">Tên nhân </text:span></text:p>
          <text:p text:style-name="P1"><text:span text:style-name="T2">viê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2.59cm" svg:y1="5.572cm" svg:x2="28.305cm" svg:y2="4.429cm">
          <text:p/>
        </draw:line>
        <draw:custom-shape draw:style-name="gr1" draw:text-style-name="P2" draw:layer="layout" svg:width="4.191cm" svg:height="1.905cm" svg:x="13.827cm" svg:y="17.51cm">
          <text:p text:style-name="P1"><text:span text:style-name="T1">Mô tả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684cm" svg:y1="14.716cm" svg:x2="15.859cm" svg:y2="17.51cm">
          <text:p/>
        </draw:line>
        <draw:custom-shape draw:style-name="gr1" draw:text-style-name="P3" draw:layer="layout" svg:width="4.826cm" svg:height="2.54cm" svg:x="-6.112cm" svg:y="3.286cm">
          <text:p text:style-name="P1"><text:span text:style-name="T2">Tọa đ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-1.286cm" svg:y1="4.683cm" svg:x2="5.572cm" svg:y2="5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htu </meta:initial-creator>
    <meta:creation-date>2015-12-12T08:12:00</meta:creation-date>
    <dc:date>2016-01-05T23:15:55.255327746</dc:date>
    <meta:editing-duration>PT2M35S</meta:editing-duration>
    <meta:editing-cycles>4</meta:editing-cycles>
    <meta:generator>LibreOffice/4.2.8.2$Linux_X86_64 LibreOffice_project/420m0$Build-2</meta:generator>
    <meta:document-statistic meta:object-count="41"/>
  </office:meta>
</office:document-meta>
</file>